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P2" style:parent-style-name="Normálny" style:family="paragraph">
      <style:text-properties fo:font-weight="bold" style:font-weight-asian="bold" style:font-weight-complex="bold"/>
    </style:style>
    <style:style style:name="P3" style:parent-style-name="Normáln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" style:parent-style-name="Normáln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5" style:parent-style-name="Normálny" style:family="paragraph">
      <style:text-properties fo:font-size="10pt" style:font-size-asian="10pt" style:font-size-complex="10pt"/>
    </style:style>
    <style:style style:name="P6" style:parent-style-name="Normálny" style:family="paragraph">
      <style:paragraph-properties fo:margin-bottom="0in"/>
    </style:style>
    <style:style style:name="P7" style:parent-style-name="Normálny" style:family="paragraph">
      <style:paragraph-properties fo:margin-bottom="0in"/>
    </style:style>
    <style:style style:name="P8" style:parent-style-name="Normáln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9" style:parent-style-name="Normálny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Názov: YTERA</text:p>
      <text:p text:style-name="Normálny">Autor: Samuel Rusnák</text:p>
      <text:p text:style-name="Normálny">Supervisor: doc. Ing. Zuzana Tončíková, ArtD.</text:p>
      <text:p text:style-name="P2"/>
      <text:p text:style-name="P3">Slovenská verzia:</text:p>
      <text:p text:style-name="P4"/>
      <text:p text:style-name="P5">Projekt skúma premenu významu sedacieho nábytku v čase. Východiskom je pôvodný egyptský headrest z ranodinastického obdobia, ako<text:s/>archetypálna forma reprezentujúca minulosť, prítomnosť ako statickú ilúziu stelesňuje sedenie YTERA,<text:s/>zatiaľ čo budúcnosť je zastúpená jej ôsmou generáciou, zvukovou frekvenciou vo svete, kde fyzická existencia človeka nie je nutnosťou a tradičný mobiliár je len výkrikom z tmy.</text:p>
      <text:p text:style-name="P6"/>
      <text:p text:style-name="P7"/>
      <text:p text:style-name="P8">English version:</text:p>
      <text:p text:style-name="Normálny"/>
      <text:p text:style-name="P9">The project explores the changing meaning of seating furniture across time. It begins with the ancient Egyptian headrest as an archetypal form of the past. The present as a static illusion is embodied by YTERA. The future is represented by its eighth generation a sound frequency in a world where physical human form is no longer a necessity and traditional furniture is merely a scream from the darkness.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Normálnywebový" style:display-name="Normálny (webový)" style:family="paragraph" style:parent-style-name="Normálny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orusnak3@gmail.com</meta:initial-creator>
    <dc:creator>samorusnak3@gmail.com</dc:creator>
    <meta:creation-date>2026-03-26T13:03:00Z</meta:creation-date>
    <dc:date>2026-03-26T13:42:00Z</dc:date>
    <meta:template xlink:href="Normal" xlink:type="simple"/>
    <meta:editing-cycles>8</meta:editing-cycles>
    <meta:editing-duration>PT1980S</meta:editing-duration>
    <meta:document-statistic meta:page-count="1" meta:paragraph-count="1" meta:word-count="139" meta:character-count="933" meta:row-count="6" meta:non-whitespace-character-count="795"/>
  </office:meta>
</office:document-meta>
</file>